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1875in" fo:margin-left="0in" fo:break-before="auto" fo:break-after="auto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5.6875in"/>
    </style:style>
    <style:style style:name="Table1.1" style:family="table-row">
      <style:table-row-properties style:min-row-height="10.8229in"/>
    </style:style>
    <style:style style:name="Table1.A1" style:family="table-cell">
      <style:table-cell-properties style:vertical-align="top" fo:background-color="transparent" fo:padding="0.5in" fo:border="1pt solid #ffffff">
        <style:background-image/>
      </style:table-cell-properties>
    </style:style>
    <style:style style:name="Table1.B1" style:family="table-cell">
      <style:table-cell-properties style:vertical-align="top" fo:background-color="#ffffff" fo:padding="0.25in" fo:border="1pt solid #ffffff">
        <style:background-image/>
      </style:table-cell-properties>
    </style:style>
    <style:style style:name="Table2" style:family="table">
      <style:table-properties style:width="5.1875in" fo:break-before="auto" fo:break-after="auto" table:align="margins" style:writing-mode="lr-tb"/>
    </style:style>
    <style:style style:name="Table2.A" style:family="table-column">
      <style:table-column-properties style:column-width="4.0278in" style:rel-column-width="50886*"/>
    </style:style>
    <style:style style:name="Table2.B" style:family="table-column">
      <style:table-column-properties style:column-width="1.1597in" style:rel-column-width="14649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B1" style:family="table-cell">
      <style:table-cell-properties fo:padding="0in" fo:border="none"/>
    </style:style>
    <style:style style:name="Table3" style:family="table">
      <style:table-properties style:width="5.1875in" fo:break-before="auto" fo:break-after="auto" table:align="margins" style:writing-mode="lr-tb"/>
    </style:style>
    <style:style style:name="Table3.A" style:family="table-column">
      <style:table-column-properties style:column-width="4.0278in" style:rel-column-width="50883*"/>
    </style:style>
    <style:style style:name="Table3.B" style:family="table-column">
      <style:table-column-properties style:column-width="1.1597in" style:rel-column-width="14652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B1" style:family="table-cell">
      <style:table-cell-properties fo:padding="0in" fo:border="none"/>
    </style:style>
    <style:style style:name="Table4" style:family="table">
      <style:table-properties style:width="5.1875in" fo:break-before="auto" fo:break-after="auto" table:align="margins" style:writing-mode="lr-tb"/>
    </style:style>
    <style:style style:name="Table4.A" style:family="table-column">
      <style:table-column-properties style:column-width="4.3215in" style:rel-column-width="54597*"/>
    </style:style>
    <style:style style:name="Table4.B" style:family="table-column">
      <style:table-column-properties style:column-width="0.866in" style:rel-column-width="10938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B2" style:family="table-cell">
      <style:table-cell-properties style:vertical-align="" fo:padding="0in" fo:border="none"/>
    </style:style>
    <style:style style:name="Table5" style:family="table">
      <style:table-properties style:width="5.1875in" fo:break-before="auto" fo:break-after="auto" table:align="margins" style:writing-mode="lr-tb"/>
    </style:style>
    <style:style style:name="Table5.A" style:family="table-column">
      <style:table-column-properties style:column-width="3.0014in" style:rel-column-width="37917*"/>
    </style:style>
    <style:style style:name="Table5.B" style:family="table-column">
      <style:table-column-properties style:column-width="2.1861in" style:rel-column-width="27618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B1" style:family="table-cell">
      <style:table-cell-properties fo:padding="0in" fo:border="none"/>
    </style:style>
    <style:style style:name="Table6" style:family="table">
      <style:table-properties style:width="5.1875in" fo:break-before="auto" fo:break-after="auto" table:align="margins" style:writing-mode="lr-tb"/>
    </style:style>
    <style:style style:name="Table6.A" style:family="table-column">
      <style:table-column-properties style:column-width="3.0021in" style:rel-column-width="37922*"/>
    </style:style>
    <style:style style:name="Table6.B" style:family="table-column">
      <style:table-column-properties style:column-width="2.1854in" style:rel-column-width="27613*"/>
    </style:style>
    <style:style style:name="Table6.A1" style:family="table-cell">
      <style:table-cell-properties fo:background-color="transparent" fo:padding="0in" fo:border="none">
        <style:background-image/>
      </style:table-cell-properties>
    </style:style>
    <style:style style:name="Table6.B1" style:family="table-cell">
      <style:table-cell-properties fo:padding="0in" fo:border="none"/>
    </style:style>
    <style:style style:name="Table7" style:family="table">
      <style:table-properties style:width="5.1875in" fo:break-before="auto" fo:break-after="auto" table:align="margins" style:writing-mode="lr-tb"/>
    </style:style>
    <style:style style:name="Table7.A" style:family="table-column">
      <style:table-column-properties style:column-width="3.0014in" style:rel-column-width="37914*"/>
    </style:style>
    <style:style style:name="Table7.B" style:family="table-column">
      <style:table-column-properties style:column-width="2.1861in" style:rel-column-width="27621*"/>
    </style:style>
    <style:style style:name="Table7.A1" style:family="table-cell">
      <style:table-cell-properties fo:background-color="transparent" fo:padding="0in" fo:border="none">
        <style:background-image/>
      </style:table-cell-properties>
    </style:style>
    <style:style style:name="Table7.B1" style:family="table-cell">
      <style:table-cell-properties fo:padding="0in" fo:border="none"/>
    </style:style>
    <style:style style:name="Table8" style:family="table">
      <style:table-properties style:width="5.1875in" fo:break-before="auto" fo:break-after="auto" table:align="margins" style:writing-mode="lr-tb"/>
    </style:style>
    <style:style style:name="Table8.A" style:family="table-column">
      <style:table-column-properties style:column-width="3.0021in" style:rel-column-width="37922*"/>
    </style:style>
    <style:style style:name="Table8.B" style:family="table-column">
      <style:table-column-properties style:column-width="2.1854in" style:rel-column-width="27613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8.B1" style:family="table-cell">
      <style:table-cell-properties fo:padding="0in" fo:border="none"/>
    </style:style>
    <style:style style:name="Table9" style:family="table">
      <style:table-properties style:width="5.1875in" fo:break-before="auto" fo:break-after="auto" table:align="margins" style:writing-mode="lr-tb"/>
    </style:style>
    <style:style style:name="Table9.A" style:family="table-column">
      <style:table-column-properties style:column-width="2.5618in" style:rel-column-width="32363*"/>
    </style:style>
    <style:style style:name="Table9.B" style:family="table-column">
      <style:table-column-properties style:column-width="2.6257in" style:rel-column-width="33172*"/>
    </style:style>
    <style:style style:name="Table9.A1" style:family="table-cell">
      <style:table-cell-properties fo:background-color="transparent" fo:padding="0in" fo:border="none">
        <style:background-image/>
      </style:table-cell-properties>
    </style:style>
    <style:style style:name="Table9.B1" style:family="table-cell">
      <style:table-cell-properties fo:padding="0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a61c00" style:text-line-through-style="none" style:text-line-through-type="none" style:font-name="Ubuntu Light" fo:font-size="9pt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a61c00" style:text-line-through-style="none" style:text-line-through-type="none" style:font-name="Ubuntu Light" fo:font-size="9pt" fo:font-style="normal" style:text-underline-style="none" fo:font-weight="bold" officeooo:paragraph-rsid="001c0b13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a61c00" style:text-line-through-style="none" style:text-line-through-type="none" style:font-name="Ubuntu Light" fo:font-size="9pt" fo:font-style="normal" style:text-underline-style="none" fo:font-weight="bold" officeooo:paragraph-rsid="001e9b76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fo:break-before="auto" fo:break-after="auto" style:writing-mode="lr-tb"/>
      <style:text-properties fo:color="#77216f" style:text-line-through-style="none" style:text-line-through-type="none" style:font-name="Ubuntu Light" fo:font-size="18pt" fo:font-style="normal" style:text-underline-style="none" fo:font-weight="bold" officeooo:rsid="0018b96b" officeooo:paragraph-rsid="0018b96b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5" style:family="paragraph" style:parent-style-name="Subtitle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" fo:font-size="11pt" fo:font-style="normal" style:text-underline-style="none" fo:font-weight="normal" officeooo:rsid="0018b96b" officeooo:paragraph-rsid="0018b96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a61c00" style:text-line-through-style="none" style:text-line-through-type="none" style:font-name="Ubuntu Light" fo:font-size="9pt" fo:font-style="normal" style:text-underline-style="none" fo:font-weight="bold" officeooo:paragraph-rsid="001e9b76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style:writing-mode="lr-tb"/>
      <style:text-properties fo:color="#77216f" style:text-line-through-style="none" style:text-line-through-type="none" style:font-name="Ubuntu Light" fo:font-size="18pt" fo:font-style="normal" style:text-underline-style="none" fo:font-weight="bold" officeooo:rsid="0018b96b" officeooo:paragraph-rsid="0018b96b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style:writing-mode="lr-tb"/>
      <style:text-properties fo:color="#77216f" style:text-line-through-style="none" style:text-line-through-type="none" style:font-name="Ubuntu Light" fo:font-size="6pt" fo:font-style="normal" style:text-underline-style="none" fo:font-weight="bold" officeooo:rsid="0018b96b" officeooo:paragraph-rsid="0018b96b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Ubuntu Light" fo:font-size="10pt" fo:font-style="normal" style:text-underline-style="none" fo:font-weight="normal" officeooo:rsid="001c0b13" officeooo:paragraph-rsid="001c0b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Ubuntu Light" fo:font-size="10pt" fo:font-style="normal" style:text-underline-style="none" fo:font-weight="normal" officeooo:rsid="001e9b76" officeooo:paragraph-rsid="001e9b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Ubuntu Light" fo:font-size="10pt" fo:font-style="normal" style:text-underline-style="none" fo:font-weight="normal" officeooo:rsid="002b3eb2" officeooo:paragraph-rsid="002b3eb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Ubuntu Light" fo:font-size="10pt" fo:font-style="normal" style:text-underline-style="none" fo:font-weight="normal" officeooo:paragraph-rsid="001cc55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Ubuntu Light" fo:font-size="10pt" fo:font-style="normal" style:text-underline-style="none" fo:font-weight="normal" officeooo:paragraph-rsid="001f6b1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ubtitle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a61c00" style:text-line-through-style="none" style:text-line-through-type="none" style:font-name="Ubuntu Light" fo:font-size="9pt" fo:font-style="normal" style:text-underline-style="none" fo:font-weight="bold" officeooo:paragraph-rsid="0018b96b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P15" style:family="paragraph" style:parent-style-name="Subtitle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8b96b"/>
    </style:style>
    <style:style style:name="P16" style:family="paragraph" style:parent-style-name="Subtitle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Ubuntu Light" fo:font-size="9pt" fo:font-style="normal" style:text-underline-style="none" fo:font-weight="normal" officeooo:rsid="0018b96b" officeooo:paragraph-rsid="0018b96b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7" style:family="paragraph" style:parent-style-name="Standard">
      <style:paragraph-properties fo:line-height="115%" style:writing-mode="lr-tb"/>
      <style:text-properties style:font-name="Ubuntu Light"/>
    </style:style>
    <style:style style:name="P18" style:family="paragraph" style:parent-style-name="Heading_20_1">
      <style:text-properties fo:color="#000000" style:text-line-through-style="none" style:text-line-through-type="none" style:font-name="Ubuntu Light" fo:font-size="9pt" fo:font-style="normal" style:text-underline-style="none" fo:font-weight="normal" officeooo:rsid="00180abd" officeooo:paragraph-rsid="002bd15f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9" style:family="paragraph" style:parent-style-name="Heading_20_1">
      <style:text-properties fo:font-size="11pt" officeooo:paragraph-rsid="0044a7fe" style:font-size-asian="11pt" style:font-size-complex="11pt"/>
    </style:style>
    <style:style style:name="P20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0pt" fo:font-style="normal" style:text-underline-style="none" fo:font-weight="bold" officeooo:rsid="00180abd" officeooo:paragraph-rsid="001ae779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1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0pt" fo:font-style="normal" style:text-underline-style="none" fo:font-weight="bold" officeooo:rsid="00180abd" officeooo:paragraph-rsid="001c0b1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2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0pt" fo:font-style="normal" style:text-underline-style="none" fo:font-weight="bold" officeooo:rsid="00180abd" officeooo:paragraph-rsid="001e9b76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3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0pt" fo:font-style="normal" style:text-underline-style="none" fo:font-weight="bold" officeooo:rsid="00180abd" officeooo:paragraph-rsid="001f6b1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1pt" fo:font-style="normal" style:text-underline-style="none" fo:font-weight="bold" officeooo:rsid="001c0b13" officeooo:paragraph-rsid="001c0b13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5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1pt" fo:font-style="normal" style:text-underline-style="none" fo:font-weight="bold" officeooo:rsid="0021778c" officeooo:paragraph-rsid="0021778c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6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 Light" fo:font-size="8pt" fo:font-style="italic" style:text-underline-style="none" fo:font-weight="normal" officeooo:rsid="001c0b13" officeooo:paragraph-rsid="001c0b13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P27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 Light" fo:font-size="8pt" fo:font-style="italic" style:text-underline-style="none" fo:font-weight="normal" officeooo:rsid="001e9b76" officeooo:paragraph-rsid="001e9b76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P28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 Light" fo:font-size="8pt" fo:font-style="italic" style:text-underline-style="none" fo:font-weight="normal" officeooo:rsid="001f6b1c" officeooo:paragraph-rsid="001f6b1c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P29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 Light" fo:font-size="8pt" fo:font-style="italic" style:text-underline-style="none" fo:font-weight="normal" officeooo:rsid="0021778c" officeooo:paragraph-rsid="0021778c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P30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 Light" fo:font-size="9pt" fo:font-style="normal" style:text-underline-style="none" fo:font-weight="normal" officeooo:rsid="001c0b13" officeooo:paragraph-rsid="001c0b13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31" style:family="paragraph" style:parent-style-name="Heading_20_1" style:list-style-name=""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 fo:break-before="auto" fo:break-after="auto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0pt" fo:font-style="normal" style:text-underline-style="none" fo:font-weight="bold" officeooo:rsid="00180abd" officeooo:paragraph-rsid="001c0b1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2" style:family="paragraph" style:parent-style-name="Heading_20_1" style:list-style-name=""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 fo:break-before="auto" fo:break-after="auto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0pt" fo:font-style="normal" style:text-underline-style="none" fo:font-weight="bold" officeooo:rsid="00180abd" officeooo:paragraph-rsid="001f6b1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3" style:family="paragraph" style:parent-style-name="Heading_20_1" style:list-style-name="">
      <style:paragraph-properties fo:margin-left="0in" fo:margin-right="0in" fo:margin-top="0in" fo:margin-bottom="0in" style:contextual-spacing="false" fo:line-height="115%" fo:text-align="end" style:justify-single-word="false" fo:orphans="2" fo:widows="2" style:register-true="true" fo:text-indent="0in" style:auto-text-indent="false" fo:break-before="auto" fo:break-after="auto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0pt" fo:font-style="normal" style:text-underline-style="none" fo:font-weight="bold" officeooo:rsid="00180abd" officeooo:paragraph-rsid="0021778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4" style:family="paragraph" style:parent-style-name="Heading_20_1" style:list-style-name=""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 fo:break-before="auto" fo:break-after="auto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1pt" fo:font-style="normal" style:text-underline-style="none" fo:font-weight="normal" officeooo:rsid="00180abd" officeooo:paragraph-rsid="001ae77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Heading_20_1" style:list-style-name=""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 fo:break-before="auto" fo:break-after="auto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1pt" fo:font-style="normal" style:text-underline-style="none" fo:font-weight="normal" officeooo:rsid="001c0b13" officeooo:paragraph-rsid="001c0b1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Heading_20_1" style:list-style-name=""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 fo:break-before="auto" fo:break-after="auto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" fo:font-size="11pt" fo:font-style="normal" style:text-underline-style="none" fo:font-weight="normal" officeooo:rsid="001e9b76" officeooo:paragraph-rsid="001e9b7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Ubuntu Light" fo:font-size="10pt" fo:font-style="normal" style:text-underline-style="none" fo:font-weight="normal" officeooo:rsid="001cc55d" officeooo:paragraph-rsid="001cc55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Ubuntu Light" fo:font-size="10pt" fo:font-style="normal" style:text-underline-style="none" fo:font-weight="normal" officeooo:rsid="002136c7" officeooo:paragraph-rsid="0040595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>
        <style:tab-stops>
          <style:tab-stop style:position="2.2492in"/>
        </style:tab-stops>
      </style:paragraph-properties>
      <style:text-properties fo:color="#000000" style:text-line-through-style="none" style:text-line-through-type="none" style:font-name="Ubuntu Light" fo:font-size="10pt" fo:font-style="normal" style:text-underline-style="none" fo:font-weight="normal" officeooo:rsid="0021778c" officeooo:paragraph-rsid="00221a3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>
      <style:paragraph-properties fo:text-align="center"/>
      <style:text-properties fo:font-size="10pt"/>
    </style:style>
    <style:style style:name="T1" style:family="text">
      <style:text-properties fo:color="#000000" style:text-line-through-style="none" style:text-line-through-type="none" style:font-name="Ubuntu Light" fo:font-size="9pt" fo:font-style="normal" style:text-underline-style="none" fo:font-weight="normal" officeooo:rsid="0018b96b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style:font-name="Ubuntu"/>
    </style:style>
    <style:style style:name="T3" style:family="text">
      <style:text-properties style:font-name="Ubuntu" officeooo:rsid="00180abd"/>
    </style:style>
    <style:style style:name="T4" style:family="text">
      <style:text-properties style:font-name="Ubuntu" officeooo:rsid="00362e04"/>
    </style:style>
    <style:style style:name="T5" style:family="text">
      <style:text-properties style:font-name="Ubuntu" officeooo:rsid="0044a7fe"/>
    </style:style>
    <style:style style:name="T6" style:family="text">
      <style:text-properties officeooo:rsid="001ae779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ae779" style:font-size-asian="11pt" style:font-size-complex="11pt"/>
    </style:style>
    <style:style style:name="T9" style:family="text">
      <style:text-properties fo:font-size="11pt" officeooo:rsid="001c0b13" style:font-size-asian="11pt" style:font-size-complex="11pt"/>
    </style:style>
    <style:style style:name="T10" style:family="text">
      <style:text-properties fo:font-size="11pt" officeooo:rsid="001e9b76" style:font-size-asian="11pt" style:font-size-complex="11pt"/>
    </style:style>
    <style:style style:name="T11" style:family="text">
      <style:text-properties fo:font-size="11pt" officeooo:rsid="001f6b1c" style:font-size-asian="11pt" style:font-size-complex="11pt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1c0b13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1f6b1c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21778c" style:font-size-asian="11pt" style:font-weight-asian="normal" style:font-size-complex="11pt" style:font-weight-complex="normal"/>
    </style:style>
    <style:style style:name="T16" style:family="text">
      <style:text-properties fo:font-size="8pt" fo:font-style="italic" style:font-size-asian="8pt" style:font-style-asian="italic" style:font-size-complex="8pt" style:font-style-complex="italic"/>
    </style:style>
    <style:style style:name="T17" style:family="text">
      <style:text-properties officeooo:rsid="00221a3e"/>
    </style:style>
    <style:style style:name="T18" style:family="text">
      <style:text-properties fo:font-size="7.80000019073486pt" fo:font-style="italic" style:font-size-asian="7.80000019073486pt" style:font-style-asian="italic" style:font-size-complex="7.80000019073486pt" style:font-style-complex="italic"/>
    </style:style>
    <style:style style:name="T19" style:family="text">
      <style:text-properties officeooo:rsid="0024a639"/>
    </style:style>
    <style:style style:name="T20" style:family="text">
      <style:text-properties officeooo:rsid="0024d1f2"/>
    </style:style>
    <style:style style:name="T21" style:family="text">
      <style:text-properties officeooo:rsid="00254b12"/>
    </style:style>
    <style:style style:name="T22" style:family="text">
      <style:text-properties style:font-name="Ubuntu Light" fo:font-size="9pt" style:font-size-asian="9pt" style:font-size-complex="9pt"/>
    </style:style>
    <style:style style:name="T23" style:family="text">
      <style:text-properties officeooo:rsid="0030a442"/>
    </style:style>
    <style:style style:name="T24" style:family="text">
      <style:text-properties officeooo:rsid="00362e04"/>
    </style:style>
    <style:style style:name="T25" style:family="text">
      <style:text-properties officeooo:rsid="0037a6f5"/>
    </style:style>
    <style:style style:name="T26" style:family="text">
      <style:text-properties officeooo:rsid="003894f7"/>
    </style:style>
    <style:style style:name="T27" style:family="text">
      <style:text-properties officeooo:rsid="00395a9d"/>
    </style:style>
    <style:style style:name="T28" style:family="text">
      <style:text-properties officeooo:rsid="003ea158"/>
    </style:style>
    <style:style style:name="T29" style:family="text">
      <style:text-properties officeooo:rsid="00405956"/>
    </style:style>
    <style:style style:name="T30" style:family="text">
      <style:text-properties officeooo:rsid="0044a7fe"/>
    </style:style>
    <style:style style:name="T31" style:family="text">
      <style:text-properties fo:font-style="italic" style:font-style-asian="italic" style:font-style-complex="italic"/>
    </style:style>
    <style:style style:name="gr1" style:family="graphic">
      <style:graphic-properties svg:stroke-width="0.0201in" svg:stroke-color="#dd4814" draw:marker-start-width="0.1689in" draw:marker-end-width="0.1689in" svg:stroke-opacity="50%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line text:anchor-type="paragraph" draw:z-index="0" draw:style-name="gr1" draw:text-style-name="P40" svg:x1="1.6417in" svg:y1="-0.1445in" svg:x2="1.6417in" svg:y2="9.5362in"><text:p/></draw:line>maximilian klein</text:p>
            <text:p text:style-name="P8"/>
            <text:p text:style-name="P7">objective</text:p>
            <text:p text:style-name="P8"/>
            <text:p text:style-name="P7">publications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7">experience</text:p>
            <text:p text:style-name="P7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7"/>
            <text:p text:style-name="P7">educatio<text:span text:style-name="T17">n</text:span></text:p>
          </table:table-cell>
          <table:table-cell table:style-name="Table1.B1" office:value-type="string">
            <text:p text:style-name="P5"><text:a xlink:type="simple" xlink:href="mailto:max@notconfusing.com"><text:span text:style-name="T22">max@notconfusing.com</text:span></text:a></text:p>
            <text:p text:style-name="P16">+17074787023</text:p>
            <text:p text:style-name="P15"><text:a xlink:type="simple" xlink:href="http://notconfusing.com/"><text:span text:style-name="T1">notconfusing.com</text:span></text:a></text:p>
            <text:p text:style-name="P14"/>
            <text:p text:style-name="P19"><text:span text:style-name="T5">Information Management and Systems PhD</text:span></text:p>
            <text:p text:style-name="P18"><text:span text:style-name="T30">School of Information </text:span>U<text:span text:style-name="T24">C Berkeley</text:span></text:p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h text:style-name="P20" text:outline-level="10"><text:span text:style-name="T7">The Virtuous C</text:span><text:span text:style-name="T8">irc</text:span><text:span text:style-name="T7">le of Wikiped</text:span><text:span text:style-name="T8">ia</text:span><text:span text:style-name="T6"> </text:span></text:h>
                </table:table-cell>
                <table:table-cell table:style-name="Table2.B1" office:value-type="string">
                  <text:h text:style-name="P34" text:outline-level="10">03 / 2014</text:h>
                </table:table-cell>
              </table:table-row>
            </table:table>
            <text:h text:style-name="P26" text:outline-level="10">CSCW 2015 · Authors: Maximilian Klein, Thomas Maillart, John Chuang</text:h>
            <text:h text:style-name="P30" text:outline-level="10"><text:a xlink:type="simple" xlink:href="https://github.com/notconfusing/wiki_econ_capability/blob/master/paper/cscw/cscw2015.pdf"><text:span text:style-name="T18">https://github.com/notconfusing/wiki_econ_capability/blob/master/paper/cscw/cscw2015.pdf</text:span></text:a></text:h>
            <text:p text:style-name="P9">Accepted as a paper at CSCW '15, and a poster at NetSci '14, we propose a measure of the "collaborativeness" of a group of socio-technical participants by calibrating correlations between rankings given by an extension of the Google PageRank algorithm and exogenous metrics. Results on the English Wikipedia categories are presented, <text:span text:style-name="T25">accurately predicting edit wars and structured organization.</text:span></text:p>
            <text:p text:style-name="P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h text:style-name="P21" text:outline-level="10"><text:span text:style-name="T9">WIGI: Wikipedia Gender Inequality Index</text:span><text:span text:style-name="T6"> </text:span></text:h>
                </table:table-cell>
                <table:table-cell table:style-name="Table3.B1" office:value-type="string">
                  <text:h text:style-name="P31" text:outline-level="10"><text:span text:style-name="T13">11</text:span><text:span text:style-name="T12"> / 2014</text:span></text:h>
                </table:table-cell>
              </table:table-row>
            </table:table>
            <text:h text:style-name="P26" text:outline-level="10">In Submission · Authors: Maximilian Klein, Piotr Konieczny</text:h>
            <text:h text:style-name="P30" text:outline-level="10"><text:a xlink:type="simple" xlink:href="https://meta.wikimedia.org/wiki/Research:Wikipedia_Gender_Inequality_Index"><text:span text:style-name="T16">https://meta.wikimedia.org/wiki/Research:Wikipedia_Gender_Inequality_Index</text:span></text:a></text:h>
            <text:p text:style-name="P9">WIGI is an <text:span text:style-name="T26">inequality</text:span> index allowing comparative study of gender inequality through time, space, culture, and language editions. Based on the Wikidata.org dataset, we create a monthly-updated freely licensed dataset <text:span text:style-name="T19">for use in academia</text:span>, as well as <text:span text:style-name="T27">historical and sociological</text:span> <text:span text:style-name="T19">observational</text:span> analysis <text:span text:style-name="T27">on the rise of world cultures.</text:span></text:p>
            <text:p text:style-name="P2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h text:style-name="P24" text:outline-level="10">VIAFbot and the Integration of Library Data on Wikipedia</text:h>
                </table:table-cell>
                <table:covered-table-cell/>
              </table:table-row>
              <table:table-row>
                <table:table-cell table:style-name="Table4.A1" office:value-type="string">
                  <text:h text:style-name="P26" text:outline-level="10">Code4Lib Journal · Authors: Maximilian Klein, Alex Kyrios</text:h>
                  <text:h text:style-name="P30" text:outline-level="10"><text:a xlink:type="simple" xlink:href="http://journal.code4lib.org/articles/8964"><text:span text:style-name="T16">http://journal.code4lib.org/articles/8964</text:span></text:a></text:h>
                </table:table-cell>
                <table:table-cell table:style-name="Table4.B2" office:value-type="string">
                  <text:h text:style-name="P35" text:outline-level="10">10 / 2013</text:h>
                </table:table-cell>
              </table:table-row>
            </table:table>
            <text:p text:style-name="P37">A case study of a project that successfully added authority data to hundreds of thousands of articles on the English Wikipedia, and paved the way for doing so in all other Wikipedias.</text:p>
            <text:p text:style-name="P12"/>
            <text:p text:style-name="P6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h text:style-name="P22" text:outline-level="10"><text:span text:style-name="T10">Wikiproject Open Access</text:span><text:span text:style-name="T6"> </text:span></text:h>
                </table:table-cell>
                <table:table-cell table:style-name="Table5.B1" office:value-type="string">
                  <text:h text:style-name="P36" text:outline-level="10">02 / 2014 - Present</text:h>
                </table:table-cell>
              </table:table-row>
            </table:table>
            <text:h text:style-name="P27" text:outline-level="10">Developer and Researcher </text:h>
            <text:h text:style-name="P27" text:outline-level="10"><text:a xlink:type="simple" xlink:href="https://github.com/wpoa">https://github.com/wpoa</text:a></text:h>
            <text:p text:style-name="P10">Funded by the Open Society Foundations, <text:span text:style-name="T20">d</text:span>eveloped application<text:span text:style-name="T21">s</text:span> watching citations on Wikipedia and uploading the Open Access papers to Wikisource for deeplinking and usage tracking. Meanwhile, <text:span text:style-name="T21">the </text:span>program <text:span text:style-name="T31">recitationBot </text:span>outputs <text:span text:style-name="T31">altmetrics </text:span>of the number of pageviews a citation is receiving back to academic community.</text:p>
            <text:p text:style-name="P3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h text:style-name="P22" text:outline-level="10"><text:span text:style-name="T10">OCLC Research</text:span><text:span text:style-name="T6"> </text:span></text:h>
                </table:table-cell>
                <table:table-cell table:style-name="Table6.B1" office:value-type="string">
                  <text:h text:style-name="P36" text:outline-level="10">05 / 2012 - 03 / 2014</text:h>
                </table:table-cell>
              </table:table-row>
            </table:table>
            <text:h text:style-name="P27" text:outline-level="10">Research Assistant, Wikipedian in Residence </text:h>
            <text:h text:style-name="P27" text:outline-level="10"><text:a xlink:type="simple" xlink:href="http://hangingtogether.org/?cat=51">http://hangingtogether.org/?cat=51</text:a></text:h>
            <text:p text:style-name="P10">Bridging the gap between library data and Wikipedia. Racked up over 2 million Wikipedia edits with custom-written bot to <text:span text:style-name="T28">augment article metadata</text:span> using Library data.</text:p>
            <text:p text:style-name="P3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h text:style-name="P22" text:outline-level="10"><text:span text:style-name="T10">Untrikiwiki</text:span><text:span text:style-name="T6"> </text:span></text:h>
                </table:table-cell>
                <table:table-cell table:style-name="Table7.B1" office:value-type="string">
                  <text:h text:style-name="P36" text:outline-level="10">05 / 2012 - Present</text:h>
                </table:table-cell>
              </table:table-row>
            </table:table>
            <text:h text:style-name="P27" text:outline-level="10">Principal</text:h>
            <text:h text:style-name="P27" text:outline-level="10"><text:a xlink:type="simple" xlink:href="http://untrikiwiki.com/">http://untrikiwiki.com/</text:a></text:h>
            <text:p text:style-name="P11">Founder of Wiki tech company. Notably, as a grantee of Creative Commons extended MediaWiki to support the LRMI educational metadata standard.</text:p>
            <text:p text:style-name="P6"/>
            <text:p text:style-name="P6"/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h text:style-name="P23" text:outline-level="10"><text:span text:style-name="T11">University of California, Berkeley</text:span><text:span text:style-name="T6"> </text:span></text:h>
                </table:table-cell>
                <table:table-cell table:style-name="Table8.B1" office:value-type="string">
                  <text:h text:style-name="P32" text:outline-level="10"><text:span text:style-name="T14">200</text:span><text:span text:style-name="T15">7</text:span><text:span text:style-name="T14"> - 2011</text:span></text:h>
                </table:table-cell>
              </table:table-row>
            </table:table>
            <text:h text:style-name="P28" text:outline-level="10">A.B. , <text:span text:style-name="T23">Pure </text:span>Mathematics</text:h>
            <text:p text:style-name="P38"><text:span text:style-name="T29">Emphasis in Logic and Abstract Algebra.</text:span></text:p>
            <text:p text:style-name="P38">Programming Language Proficiencies: Python, Scheme, R, Java. <text:s/></text:p>
            <text:p text:style-name="P13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h text:style-name="P25" text:outline-level="10">Sudo Room Hackerspace</text:h>
                </table:table-cell>
                <table:table-cell table:style-name="Table9.B1" office:value-type="string">
                  <text:h text:style-name="P33" text:outline-level="10"><text:span text:style-name="T14">20</text:span><text:span text:style-name="T15">11</text:span><text:span text:style-name="T14"> - </text:span><text:span text:style-name="T15">Present</text:span></text:h>
                </table:table-cell>
              </table:table-row>
            </table:table>
            <text:h text:style-name="P29" text:outline-level="10">Founding Member and Treasurer</text:h>
            <text:h text:style-name="P39" text:outline-level="10">Leader and participant of community <text:span text:style-name="T29">education in formal Logic and 3D printing.</text:span></text:h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start" style:justify-single-word="false" fo:orphans="2" fo:widows="2" style:register-true="true" fo:text-indent="0in" style:auto-text-indent="false" fo:break-before="auto" fo:break-after="auto" style:writing-mode="lr-tb"/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line-height="100%" fo:break-before="auto" fo:break-after="auto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class="text">
      <style:paragraph-properties fo:line-height="100%" fo:break-before="auto" fo:break-after="auto" style:writing-mode="lr-tb"/>
      <style:text-properties fo:color="#000000"/>
    </style:style>
    <style:style style:name="Heading_20_3" style:display-name="Heading 3" style:family="paragraph" style:parent-style-name="Standard" style:class="text">
      <style:paragraph-properties fo:line-height="115%" fo:break-before="auto" fo:break-after="auto" style:writing-mode="lr-tb"/>
      <style:text-properties fo:color="#666666"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 style:master-page-name="">
      <style:paragraph-properties fo:line-height="125%" style:register-true="false" style:page-number="auto" fo:break-before="auto" fo:break-after="auto" style:writing-mode="lr-tb"/>
      <style:text-properties fo:color="#a61c00" fo:font-size="11pt" fo:font-weight="bold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1Level0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1Level1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1Level2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1Level3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1Level4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1Level5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1Level6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1Level7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1Level8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2Level0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2Level1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2Level2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2Level3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2Level4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2Level5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2Level6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2Level7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2Level8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3Level0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3Level1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3Level2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3Level3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3Level4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3Level5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3Level6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3Level7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List3Level8" style:family="text">
      <style:text-properties fo:color="#666666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rofessional Resume Template</dc:title>
    <meta:editing-cycles>43</meta:editing-cycles>
    <meta:editing-duration>P4DT27M24S</meta:editing-duration>
    <meta:creation-date>2014-11-24T16:20:28.649449196</meta:creation-date>
    <dc:description>&lt;p&gt;This &lt;a href="http://www.trendyresumes.com"&gt;Professional Resume Template&lt;/a&gt; can help a lot with all professions such as lawyer, architect and any technical position. 
This is free to download, edit, print, email, and distribute under Creative Commmons license.&lt;/p&gt;

&lt;p&gt;See the &lt;a href="http://www.trendyresumes.com/resume-templates/professional-resume-template/"&gt;Premium Professional Resume Template&lt;/a&gt; on trendyresumes.com&lt;/p&gt;

&lt;p&gt;With professional resume you can highlight all your experience, education and skills when applying for a job.&lt;/p&gt;

&lt;p&gt;Category: &lt;a href="http://www.trendyresumes.com/all/resume-templates/"&gt;Resume Templates&lt;/a&gt;&lt;/p&gt;</dc:description>
    <dc:subject>Free template from www.trendyresumes.com</dc:subject>
    <meta:keyword>professional</meta:keyword>
    <meta:keyword>business</meta:keyword>
    <meta:keyword>office; free office templates; free; professional; resume; template;</meta:keyword>
    <meta:initial-creator>Max Klein</meta:initial-creator>
    <dc:date>2014-12-01T12:49:39.339682065</dc:date>
    <dc:creator>Max Klein</dc:creator>
    <meta:printed-by>Max Klein</meta:printed-by>
    <meta:print-date>2014-12-01T09:40:12.565284203</meta:print-date>
    <meta:document-statistic meta:table-count="9" meta:image-count="0" meta:object-count="0" meta:page-count="1" meta:paragraph-count="49" meta:word-count="385" meta:character-count="2823" meta:non-whitespace-character-count="2477"/>
    <meta:user-defined meta:name="License">&lt;a href="http://www.trendyresumes.com"&gt;Professional Template&lt;/a&gt;</meta:user-defined>
  </office:meta>
</office:document-meta>
</file>